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ERALTA CONDORI ROCEND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PERALTA CONDORI ROCEND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GONZALES URRUTIA JORGE LUI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22:27:0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